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top="0in" fo:margin-bottom="0in" fo:line-height="100%"/>
      <style:text-properties style:font-name="Georgia" fo:font-size="10.5pt" style:font-size-asian="10.5pt" style:font-size-complex="10.5pt"/>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8"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9"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background-color="transparent" style:font-size-asian="10.5pt" style:font-size-complex="10.5pt"/>
    </style:style>
    <style:style style:name="P10"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Georgia" fo:language="zxx" fo:country="none" style:font-name-asian="Georgia" style:language-asian="zxx" style:country-asian="none" style:font-name-complex="Georgia" style:language-complex="zxx" style:country-complex="none"/>
    </style:style>
    <style:style style:name="T5" style:family="text">
      <style:text-properties style:font-name="Georgia" fo:language="zxx" fo:country="none" fo:font-style="italic" style:font-name-asian="Georgia" style:language-asian="zxx" style:country-asian="none" style:font-style-asian="italic" style:font-name-complex="Georgia" style:language-complex="zxx" style:country-complex="none" style:font-style-complex="italic"/>
    </style:style>
    <style:style style:name="T6" style:family="text">
      <style:text-properties style:font-name="Georgia" fo:language="zxx" fo:country="none" style:text-underline-style="none" style:font-name-asian="Georgia" style:language-asian="zxx" style:country-asian="none" style:font-name-complex="Georgia" style:language-complex="zxx" style:country-complex="none"/>
    </style:style>
    <style:style style:name="T7"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style:text-underline-style="solid" style:text-underline-width="auto" style:text-underline-color="font-color"/>
    </style:style>
    <style:style style:name="T9" style:family="text">
      <style:text-properties fo:color="#000000" fo:language="zxx" fo:country="none" style:text-underline-style="none" fo:background-color="transparent" style:font-name-asian="Georgia" style:language-asian="zxx" style:country-asian="none" style:font-name-complex="Georgia" style:language-complex="zxx" style:country-complex="none"/>
    </style:style>
    <style:style style:name="T10" style:family="text">
      <style:text-properties fo:color="#000000" fo:language="zxx" fo:country="none" fo:background-color="transparent" style:font-name-asian="Georgia" style:language-asian="zxx" style:country-asian="none" style:font-name-complex="Georgia" style:language-complex="zxx" style:country-complex="none"/>
    </style:style>
    <style:style style:name="T11" style:family="text">
      <style:text-properties fo:color="#000000" fo:language="zxx" fo:country="none" fo:font-style="italic" fo:background-color="transparent" style:font-name-asian="Georgia" style:language-asian="zxx" style:country-asian="none" style:font-style-asian="italic" style:font-name-complex="Georgia" style:language-complex="zxx" style:country-complex="none" style:font-style-complex="italic"/>
    </style:style>
    <style:style style:name="T12" style:family="text">
      <style:text-properties fo:color="#000000" fo:language="zxx" fo:country="none" fo:font-style="normal" fo:background-color="transparent" style:font-name-asian="Georgia" style:language-asian="zxx" style:country-asian="none" style:font-style-asian="normal" style:font-name-complex="Georgia" style:language-complex="zxx" style:country-complex="none" style:font-style-complex="normal"/>
    </style:style>
    <style:style style:name="T13" style:family="text">
      <style:text-properties fo:color="#000000" style:font-name="Georgia" fo:language="none" fo:country="none" fo:font-style="normal" fo:background-color="transparent" style:font-name-asian="Verdana" style:language-asian="none" style:country-asian="none" style:font-style-asian="normal" style:font-name-complex="Verdana" style:language-complex="none" style:country-complex="none" style:font-style-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Georgia" fo:language="none" fo:country="none" fo:font-weight="normal" style:font-name-asian="Verdana" style:language-asian="none" style:country-asian="none" style:font-weight-asian="normal" style:font-name-complex="Verdan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eat Things</text:p>
      <text:p text:style-name="P1"><text:span text:style-name="T1">Read:</text:span><text:span text:style-name="T3"> I Chronicles 11:10-24</text:span></text:p>
      <text:p text:style-name="P2"/>
      <text:p text:style-name="P3"><text:span text:style-name="T1">Text:</text:span><text:span text:style-name="T3"> </text:span><text:span text:style-name="T9">Psalm 126:3</text:span><text:span text:style-name="T10"> "The LORD hath done great things for us; </text:span><text:span text:style-name="T11">whereof</text:span><text:span text:style-name="T10"> we are glad."</text:span></text:p>
      <text:p text:style-name="P4"/>
      <text:h text:style-name="P3" text:outline-level="3"><text:span text:style-name="T1">Introduction:</text:span><text:span text:style-name="T3"> Books are written and movies are made about great things. If a book was written about the average person in average situations it would be read by very few people. If a movie was made about the daily life of the average person it would not make a dime in the theater. Davids list of mighty men list those who had done extraordinary things. To be clear his army had many good men who fought and prevailed over many enemies and they were worthy soldiers but among them there were some which accomplished great things. </text:span></text:h>
      <text:p text:style-name="P6"/>
      <text:p text:style-name="P6"><text:span text:style-name="T2">Defining “Great Things:”</text:span> John Maxwell asks this question in some of his conferences: “<text:span text:style-name="T8">What do you need to have to qualify you for a miracle</text:span>?” the answer: “<text:span text:style-name="T8">You need to have a problem that you cannot fix.</text:span>” A “Great Thing” cannot occur without a “Great Problem.” Great things are never singular. They always occur in conjunction with some ordinary/mundane decisions. For instance decisions are made that seem routine until later we put them together and recognize how they worked together to bring the event into our life and made the “Great Thing” possible. When Moses came to the Red Sea; it seemed as if he had made a very bad decision as to the route that he took to get there. The army of Pharaoh was behind him and the Red Sea was in front of him. There was no way to escape. <text:s/>The “Great Thing” of parting the waters and seeing Pharaoh's army destroyed was contingent on Moses being desperate enough to call on God and blindly obey. It was when he was trapped that he cried out to God. This was when the “Great Thing” was able to happen. Had Moses had a better map he might have run around in circles for a long time. </text:p>
      <text:p text:style-name="P6"/>
      <text:p text:style-name="P6"><text:span text:style-name="T2">Great things beyond comprehension:</text:span> In Job we read: [<text:span text:style-name="T14">God</text:span><text:span text:style-name="T15">] “</text:span><text:span text:style-name="T12">Which doeth great things past finding out; yea, and wonders without number." Job is in a terrible situation but even there he recognizes that God is working in a way that he does not yet comprehend. <text:s/>When he is being reproved by Elihu (explain who Elihu is) Elihu says "</text:span><text:span text:style-name="T13">God thundereth marvellously with his voice; great things doeth he, which we cannot comprehend.” Elihu seems to be reproving him but is (in reality) affirming him. When Sally and I were going through infertility we prayed and prayed for healing. We could not comprehend why God would not allow Sally to bear children. When Jonathan was placed in our arms our eyes began to see the greatness of the plan that God had for us. If there was a battle with odds of 850 to 1. it would be incomprehensible to bet on the 1. When we read about Elisha facing those exact odds and his subsequent victory we are reading about a great thing beyond our comprehension. </text:span></text:p>
      <text:p text:style-name="P6"><text:span text:style-name="T12"/></text:p>
      <text:p text:style-name="P6"><text:span text:style-name="T2">Great things from the past:</text:span> Samuel said: “<text:span text:style-name="T10">Only fear the LORD, and serve him in truth with all your heart: for consider how great things he hath done for you." (</text:span><text:span text:style-name="T9">I Samuel 12:24</text:span><text:span text:style-name="T10">) Samuel is reminding the COI of the many things that God has already done. Remember Joseph and how God brought deliverance from starvation to the original 12 sons of Jacob through Joseph's ascension to Pharoah's government in Egypt. Remember the 10 plagues and how God brought you out of Egypt. Remember the manna, the quail, and the water from a rock. Remember Pharoah's dead army floating on the shore after you crossed the Red Sea. Remember the wall of Jericho falling down. You have had miracle after miracle; many of them beyond your comprehension. These are great things that occurred because you serve a great God!</text:span></text:p>
      <text:p text:style-name="P8"/>
      <text:p text:style-name="P10"><text:span text:style-name="T7">Great things attract people to listen to the message of Jesus:</text:span><text:span text:style-name="T4"> </text:span><text:span text:style-name="T6">Mark 3:8</text:span><text:span text:style-name="T4"> says: "And from Jerusalem, and from Idumaea, and </text:span><text:span text:style-name="T5">from</text:span><text:span text:style-name="T4"> be-yond Jordan; and they about Tyre and Sidon, a great multitude, when they had heard what great things he did, came unto him." When Jesus delivered the demon possessed man. In Luke 8 He sent him back home with this command: "Return to thine own house, and shew how great things God hath done unto thee. And he went his way, and published throughout the whole city how great things Jesus had done unto him." When folks ran this lunatic man out of town they thought they had seen the last of him but when he returns in his right mind they are compelled to listen. </text:span></text:p>
      <text:p text:style-name="P10"><text:span text:style-name="T4"/></text:p>
      <text:p text:style-name="P10"><text:span text:style-name="T7">Conclude:</text:span><text:span text:style-name="T4"> In the book of Revelation we read about a war in heaven where the devil loses and is cast out. The key to this victory is found in verse 11: "</text:span><text:span text:style-name="T16">And they overcame him by the blood of the Lamb, and by the word of their testimony; and they loved not their lives unto the death.”</text:span></text:p>
      <text:p text:style-name="P9"><text:s text:c="2"/>One of the “Great Things” that we have among our tool box from heaven is our testimony. </text:p>
      <text:p text:style-name="P9"><text:s text:c="2"/>I would like to conclude with hearing some testimonies of the “Great Things” that God has done for you.</text:p>
      <text:p text:style-name="P9"/>
      <text:p text:style-name="P9">Bless The Lord p.81 or 27 in blue hym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8-11-07T10:40:00.86</dc:date>
    <meta:editing-duration>PT21H44M47S</meta:editing-duration>
    <meta:generator>OpenOffice/4.1.3$Win32 OpenOffice.org_project/413m1$Build-9783</meta:generator>
    <meta:document-statistic meta:table-count="0" meta:image-count="0" meta:object-count="0" meta:page-count="1" meta:paragraph-count="12" meta:word-count="870" meta:character-count="47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